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gger_Bank">
            <text:p>Dogger_Bank</text:p>
          </table:table-cell>
          <table:table-cell office:value-type="string" office:value="pollen">
            <text:p>pollen</text:p>
          </table:table-cell>
          <table:table-cell office:value-type="string" office:value="Dogger_Bank_01">
            <text:p>Dogger_Bank_01</text:p>
          </table:table-cell>
          <table:table-cell office:value-type="float" office:value="54.768">
            <text:p>54.768</text:p>
          </table:table-cell>
          <table:table-cell office:value-type="float" office:value="3.462">
            <text:p>3.462</text:p>
          </table:table-cell>
          <table:table-cell office:value-type="float" office:value="8750.0">
            <text:p>8750.0</text:p>
          </table:table-cell>
          <table:table-cell office:value-type="float" office:value="300.0">
            <text:p>3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6">
            <text:p>-46.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BehreMenke1969">
            <text:p>VinkEtal2007,Behre2003,Behre2007,BehreMenke1969</text:p>
          </table:table-cell>
        </table:table-row>
        <table:table-row>
          <table:table-cell office:value-type="string" office:value="Dogger_Bank">
            <text:p>Dogger_Bank</text:p>
          </table:table-cell>
          <table:table-cell office:value-type="string" office:value="radiocarbon">
            <text:p>radiocarbon</text:p>
          </table:table-cell>
          <table:table-cell office:value-type="string" office:value="AA-22662">
            <text:p>AA-22662</text:p>
          </table:table-cell>
          <table:table-cell office:value-type="float" office:value="55.02">
            <text:p>55.02</text:p>
          </table:table-cell>
          <table:table-cell office:value-type="float" office:value="2.98">
            <text:p>2.98</text:p>
          </table:table-cell>
          <table:table-cell office:value-type="float" office:value="8140.0">
            <text:p>814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3.26">
            <text:p>-33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